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93700004A71000049CD02B055E8.svm"/>
  <manifest:file-entry manifest:media-type="image/png" manifest:full-path="Pictures/100000000000053A000000D2AEB8238F.png"/>
  <manifest:file-entry manifest:media-type="" manifest:full-path="Pictures/2000059E000040F20000212EF73D133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3">
      <style:paragraph-properties fo:break-before="page"/>
    </style:style>
    <style:style style:name="P3" style:family="paragraph" style:parent-style-name="Heading_20_2" style:master-page-name="Standard">
      <style:paragraph-properties style:page-number="auto"/>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P3">Vista de desplegament</text:p>
      <text:p text:style-name="Text_20_body">A continuació presentarem el disseny de desplegament de tot el sistema tal com l'hem dissenyar. El desplegament està molt lligat a les decisions de disseny que varem prendre per a realitzar el disseny del sistema, especialment en la elecció de les diverses tecnologies que fem servir, així com els requeriments que presenta el client en quan a versatilitat del sistema, seguretat i realització de copies de seguretat de les dades.</text:p>
      <text:p text:style-name="Heading_20_3">Descripció general</text:p>
      <text:p text:style-name="Text_20_body">En primer lloc és important fer notar com hem decidit implementar el sistema.</text:p>
      <text:p text:style-name="Text_20_body">El sistema està format per tres capes bàsicament: presentació, domini i dades.</text:p>
      <text:p text:style-name="Text_20_body">Així doncs el sistema estarà estructurat de la següent manera:</text:p>
      <text:p text:style-name="Text_20_body"><draw:frame draw:style-name="fr2" draw:name="Imatges1" text:anchor-type="paragraph" svg:x="0.953cm" svg:y="0.056cm" svg:width="12.97cm" svg:height="12.857cm" draw:z-index="1"><draw:image xlink:href="Pictures/2000093700004A71000049CD02B055E8.svm" xlink:type="simple" xlink:show="embed" xlink:actuate="onLoad"/></draw:frame>Pel que fa a la presentació és va prendre la decisió de realitzar un interfície comuna per a tots els usuaris que accedien al sistema. El motiu que varem tenir per prendre aquesta decisió era que el sistema web era suficient per a les necessitats del sistema software, i el fet de realitzar-ho tot en base a un mateix sistema i aquest ser web permitia una implantació més ràpida en la empresa i que des de qualsevol terminal és pogués accedir al sistema.</text:p>
      <text:p text:style-name="P2">Desplegament del sistema extern</text:p>
      <text:p text:style-name="Text_20_body">Una part del sistema permet la connexió remota a altres sistemes externs aliens als serveis que ofereix la nostre empresa.</text:p>
      <text:p text:style-name="Text_20_body">Es important remarcar que la gestió de tot el sistema extern i la seva organització és una tasca que no està vinculada a aquest projecte de disseny ja que el sistema extern no pertany a la empresa Serdipsa si no a una empresa externa que s'encarrega directament de la seva gestió i organització. Es per això que no detallarem aquí com he realitzat el desplegament del sistema extern.</text:p>
      <text:p text:style-name="Text_20_body">D'altra banda ens agradaria destacar que pel que fa a la relació entre el nostre sistema i el sistema extern, aquesta relació seria directament des de el propi usuari cap al sistema extern. Realment serien consultes que faria l'usuari directament sobre el sistema extern sense passar per el nostre sistema. Recordem que el fet de treballar amb interfície web fa que la interfície sigui resident al propi navegador de l'usuari que fa servir el nostre sistema.</text:p>
      <text:p text:style-name="Text_20_body">Per últim remarcar el fet que els únics usuaris que poden accedir al desplegament del sistema extern són els usuaris administratius, que són els únics que realment és tenen que realitzar alguna operació que impliqui la connexió amb un sistema extern.</text:p>
      <text:p text:style-name="Text_20_body"><draw:frame draw:style-name="fr3" draw:name="Imatges2" text:anchor-type="paragraph" svg:x="0.81cm" svg:y="0.609cm" svg:width="14.998cm" svg:height="7.661cm" draw:z-index="0"><draw:image xlink:href="Pictures/2000059E000040F20000212EF73D1339.svm" xlink:type="simple" xlink:show="embed" xlink:actuate="onLoad"/></draw:frame>A continuació esbossem com és realitzar aquest desplegament:</text:p>
      <text:p text:style-name="Heading_20_3">Desplegament de la presentació</text:p>
      <text:p text:style-name="Text_20_body">Pel que fa a la presentació com ja havíem comentat en apartats anteriors varem decidir utilitzar una interfície web comuna per a tot el conjunt de usuaris que interaccionen amb el sistema.</text:p>
      <text:p text:style-name="Text_20_body">El fet d'haver triat aquest tipus de presentació pel sistema té connotacions força importants en com serà el desplegament d'aquesta capa dins el sistema.</text:p>
      <text:p text:style-name="Text_20_body">Es força evident que la elecció d'un sistema web implica que tota la interfície estigui distribuïda en dos punts importants del sistema. Per una part trobem que tot el codi per a la representació de la presentació tindrà que ser resident als nostres servidors, ja que el primer cop que l'usuari intenti accedir al sistema és tindrà que connectar als nostres servidors per a descarregar-se tot el codi que <text:soft-page-break/>representa la aplicació. Per altra banda tenim però que aquesta presentació no serà executada en el nostre propi servidor, si no que ho farà en el propi usuari a través del seu explorador.</text:p>
      <text:p text:style-name="Text_20_body">Així doncs l'empresa tindrà que emmagatzemar tot el codi referent a la interfície dins els seu propi servidor. El lloc on emmagatzemarem aquest codi serà el propi servidor central de l'empresa que és el mateix on s'emmagatzemà tot el referent a la capa de domini del sistema. El motiu per a compartir el mateix servidor per a emmagatzemar-ho tot junt és que l'espai destinat a la interfície és prou petit com per a que no representi problemes per a emmagatzemar-ho tot junt. D'altra banda, la interfície i la capa de domini estan fortament relacionades i el fet de situar-ho tot al mateix sistema ens permet una millor eficiència en l'intercanvi de la informació. </text:p>
      <text:p text:style-name="Heading_20_3">Desplegament del domini</text:p>
      <text:p text:style-name="Text_20_body">Tot el referent a la capa de domini del sistema serà resident a uns servidors centrals que la empresa tindrà. Com ja em dit aquests servidors seran compartits amb la pròpia interfície web. En principi tot el domini del sistema seria resident en un mateix servidor i no est trobaria distribuït en diversos servidors. Els motius per a no realitzar-lo distribuït serien bàsicament dos: el primer és que Serdipsa és una empresa que tot i realitzar enviaments internacions no té un tamany molt gran, així doncs no és veu la necessitat de distribuir la capa de domini en diverses components. Però el fet més important és que la part de domini que representa el sistema no és lo suficientment gran com per a representar un problema per a ubicar-la en un mateix servidor; només en el cas que es tingues que fer una ampliació al sistema en el futur és podria valorar la seva ampliació.</text:p>
      <text:p text:style-name="Heading_20_3">Desplegament de la base de dades</text:p>
      <text:p text:style-name="Text_20_body">El sistema que emmagatzemera les bases de dades serà un sistema independent a la resta de sistemes de l'empresa. El motiu de que aquest sistema sigui independent són que presente unes necessitats diferents, ja que per una banda serà l'encarregat de guardar tota la informació valisosa de l'empresa, i per tant necessitarà ser un sistema robust, el qual incorpori les sufients mesures de seguretat com per evitar que persones externes no autoritzades puguin accedir a la informació; d'altra banda el fet de contenir tota la informació de l'empresa implica que és tenen que realitzar tot un seguit de copies de seguretat per evitar que en cas d'averia tota la informació que conté es perdes.</text:p>
      <text:p text:style-name="Text_20_body">Un altra motiu a denotar pel fet que sigui independent és que en cas que l'empresa tingui un creixement accelarat serà més senzilla la seva divisió en multiples bases de dades i així permetre el seu creixement, ja que des de un inici el sistema estarà pensat per <text:s/>que la base de dades sigui aliena a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905cm" fo:margin-bottom="2.155cm" fo:margin-left="1.905cm" fo:margin-right="2.478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254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4"><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10:54</dc:date>
    <dc:language>es-ES</dc:language>
    <meta:editing-cycles>27</meta:editing-cycles>
    <meta:editing-duration>PT3H46M0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3" meta:object-count="0" meta:page-count="3" meta:paragraph-count="27" meta:word-count="1034" meta:character-count="6065"/>
  </office:meta>
</office:document-meta>
</file>